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2.302cm" style:rel-column-width="1305*"/>
    </style:style>
    <style:style style:name="Tabelle1.B" style:family="table-column">
      <style:table-column-properties style:column-width="2.593cm" style:rel-column-width="1470*"/>
    </style:style>
    <style:style style:name="Tabelle1.C" style:family="table-column">
      <style:table-column-properties style:column-width="2.514cm" style:rel-column-width="1425*"/>
    </style:style>
    <style:style style:name="Tabelle1.D" style:family="table-column">
      <style:table-column-properties style:column-width="2.699cm" style:rel-column-width="1530*"/>
    </style:style>
    <style:style style:name="Tabelle1.E" style:family="table-column">
      <style:table-column-properties style:column-width="2.196cm" style:rel-column-width="1245*"/>
    </style:style>
    <style:style style:name="Tabelle1.F" style:family="table-column">
      <style:table-column-properties style:column-width="1.588cm" style:rel-column-width="900*"/>
    </style:style>
    <style:style style:name="Tabelle1.G" style:family="table-column">
      <style:table-column-properties style:column-width="1.508cm" style:rel-column-width="855*"/>
    </style:style>
    <style:style style:name="Tabelle1.H" style:family="table-column">
      <style:table-column-properties style:column-width="0.868cm" style:rel-column-width="492*"/>
    </style:style>
    <style:style style:name="Tabelle1.I" style:family="table-column">
      <style:table-column-properties style:column-width="1.118cm" style:rel-column-width="634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I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none" fo:border-top="none" fo:border-bottom="0.05pt solid #000000"/>
    </style:style>
    <style:style style:name="Tabel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7.65cm" table:align="right"/>
    </style:style>
    <style:style style:name="Tabelle2.A" style:family="table-column">
      <style:table-column-properties style:column-width="4.258cm"/>
    </style:style>
    <style:style style:name="Tabelle2.B" style:family="table-column">
      <style:table-column-properties style:column-width="1.088cm"/>
    </style:style>
    <style:style style:name="Tabelle2.C" style:family="table-column">
      <style:table-column-properties style:column-width="2.304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9.525cm"/>
        </style:tab-stops>
      </style:paragraph-properties>
      <style:text-properties style:font-name="Nimbus Sans L1" fo:font-size="10pt" fo:font-weight="normal" officeooo:rsid="00c657f7" officeooo:paragraph-rsid="0038488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5.179cm"/>
          <style:tab-stop style:position="10.495cm"/>
        </style:tab-stops>
      </style:paragraph-properties>
      <style:text-properties style:font-name="Nimbus Sans L1" fo:font-size="10pt" officeooo:rsid="00c657f7" officeooo:paragraph-rsid="0041a0cf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525cm"/>
        </style:tab-stops>
      </style:paragraph-properties>
      <style:text-properties style:font-name="Nimbus Sans L1" fo:font-size="10pt" officeooo:rsid="00c657f7" officeooo:paragraph-rsid="00384882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.101cm" loext:contextual-spacing="false" fo:text-indent="0cm" style:auto-text-indent="false">
        <style:tab-stops>
          <style:tab-stop style:position="5.179cm"/>
          <style:tab-stop style:position="10.495cm"/>
        </style:tab-stops>
      </style:paragraph-properties>
      <style:text-properties style:font-name="Nimbus Sans L1" fo:font-size="10pt" officeooo:rsid="00c657f7" officeooo:paragraph-rsid="0041a0c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Nimbus Sans L" officeooo:rsid="0030a3f8" officeooo:paragraph-rsid="00384882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Nimbus Sans L" officeooo:rsid="0030a3f8" officeooo:paragraph-rsid="0038488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Nimbus Sans L" officeooo:rsid="0031fc28" officeooo:paragraph-rsid="00384882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Nimbus Sans L" officeooo:rsid="003bd06d" officeooo:paragraph-rsid="003bd06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Nimbus Sans L" officeooo:rsid="003fd372" officeooo:paragraph-rsid="003fd372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Nimbus Sans L" officeooo:rsid="0030a3f8" officeooo:paragraph-rsid="00384882"/>
    </style:style>
    <style:style style:name="P13" style:family="paragraph" style:parent-style-name="Table_20_Contents">
      <style:paragraph-properties fo:text-align="center" style:justify-single-word="false" text:number-lines="false" text:line-number="0"/>
      <style:text-properties style:font-name="Nimbus Sans L1" fo:font-size="10pt" fo:font-weight="bold" officeooo:rsid="003bd06d" officeooo:paragraph-rsid="003bd06d" style:font-size-asian="10pt" style:font-weight-asian="bold" style:font-size-complex="10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style:font-name="Nimbus Sans L" fo:font-style="normal" officeooo:rsid="0030a3f8" officeooo:paragraph-rsid="00384882" style:font-size-asian="10pt" style:font-style-asian="normal" style:font-size-complex="10pt" style:font-style-complex="normal"/>
    </style:style>
    <style:style style:name="P15" style:family="paragraph" style:parent-style-name="Table_20_Heading">
      <style:paragraph-properties fo:text-align="center" style:justify-single-word="false"/>
      <style:text-properties style:font-name="Nimbus Sans L" fo:font-style="normal" officeooo:rsid="0030a3f8" officeooo:paragraph-rsid="00384882" style:font-size-asian="10pt" style:font-style-asian="normal" style:font-size-complex="10pt" style:font-style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Nimbus Sans L" fo:font-style="normal" officeooo:paragraph-rsid="00384882" style:font-size-asian="10pt" style:font-style-asian="normal" style:font-size-complex="10pt" style:font-style-complex="normal"/>
    </style:style>
    <style:style style:name="P17" style:family="paragraph" style:parent-style-name="Table_20_Heading">
      <style:text-properties style:font-name="Nimbus Sans L" fo:font-style="normal" officeooo:paragraph-rsid="00384882" style:font-size-asian="10pt" style:font-style-asian="normal" style:font-size-complex="10pt" style:font-style-complex="normal"/>
    </style:style>
    <style:style style:name="P18" style:family="paragraph" style:parent-style-name="Table_20_Heading">
      <style:text-properties style:font-name="Nimbus Sans L" fo:font-style="normal" officeooo:rsid="003dba03" officeooo:paragraph-rsid="003dba03" style:font-size-asian="10pt" style:font-style-asian="normal" style:font-size-complex="10pt" style:font-style-complex="normal"/>
    </style:style>
    <style:style style:name="P19" style:family="paragraph" style:parent-style-name="Table_20_Heading">
      <style:text-properties style:font-name="Nimbus Sans L" fo:font-style="normal" officeooo:rsid="003ee2f3" officeooo:paragraph-rsid="003ee2f3" style:font-size-asian="10pt" style:font-style-asian="normal" style:font-size-complex="10pt" style:font-style-complex="normal"/>
    </style:style>
    <style:style style:name="P20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292ce8" officeooo:paragraph-rsid="003880a8" style:font-size-asian="10pt" style:font-weight-asian="bold" style:font-size-complex="10pt" style:font-weight-complex="bold"/>
    </style:style>
    <style:style style:name="P21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3a276c" officeooo:paragraph-rsid="003a276c" style:font-size-asian="10pt" style:font-weight-asian="bold" style:font-size-complex="10pt" style:font-weight-complex="bold"/>
    </style:style>
    <style:style style:name="P22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3ad23f" officeooo:paragraph-rsid="003ad23f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3dba03" officeooo:paragraph-rsid="003dba03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officeooo:paragraph-rsid="00384882" style:font-size-asian="10pt" style:font-size-complex="10pt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officeooo:paragraph-rsid="00384882" style:font-size-asian="10pt" style:font-size-complex="10pt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officeooo:paragraph-rsid="00384882" style:font-size-asian="10pt" style:font-size-complex="10pt"/>
    </style:style>
    <style:style style:name="P27" style:family="paragraph" style:parent-style-name="Text_20_body">
      <style:paragraph-properties fo:margin-top="0cm" fo:margin-bottom="0cm" loext:contextual-spacing="false"/>
      <style:text-properties fo:font-size="8pt" officeooo:paragraph-rsid="00384882" style:font-size-asian="8pt" style:font-size-complex="8pt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Nimbus Sans L1" fo:font-size="10pt" fo:font-weight="bold" officeooo:paragraph-rsid="00212d30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1" fo:font-size="10pt" fo:font-weight="bold" officeooo:paragraph-rsid="00384882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style:font-name="Nimbus Sans L1" fo:font-size="10pt" fo:font-weight="bold" officeooo:rsid="00428847" officeooo:paragraph-rsid="00428847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1" fo:font-size="10pt" officeooo:paragraph-rsid="00384882" style:font-size-asian="10pt" style:font-size-complex="10pt"/>
    </style:style>
    <style:style style:name="P3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1" officeooo:paragraph-rsid="00384882"/>
    </style:style>
    <style:style style:name="P33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83045" style:font-size-asian="10pt" style:font-size-complex="10pt"/>
    </style:style>
    <style:style style:name="P34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880a8" style:font-size-asian="10pt" style:font-size-complex="10pt"/>
    </style:style>
    <style:style style:name="P35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384882" style:font-size-asian="9pt" style:font-size-complex="9pt"/>
    </style:style>
    <style:style style:name="P36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384882" style:font-size-asian="9pt" style:font-size-complex="9pt"/>
    </style:style>
    <style:style style:name="P37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3880a8" style:font-size-asian="10pt" style:font-size-complex="10pt"/>
    </style:style>
    <style:style style:name="P38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officeooo:paragraph-rsid="003880a8" style:font-size-asian="10pt" style:font-weight-asian="normal" style:font-size-complex="10pt" style:font-weight-complex="normal"/>
    </style:style>
    <style:style style:name="T1" style:family="text">
      <style:text-properties officeooo:rsid="0030a3f8"/>
    </style:style>
    <style:style style:name="T2" style:family="text">
      <style:text-properties officeooo:rsid="0031fc28"/>
    </style:style>
    <style:style style:name="T3" style:family="text">
      <style:text-properties officeooo:rsid="00348d49"/>
    </style:style>
    <style:style style:name="T4" style:family="text">
      <style:text-properties officeooo:rsid="00411109"/>
    </style:style>
    <style:style style:name="T5" style:family="text">
      <style:text-properties officeooo:rsid="0041a0cf"/>
    </style:style>
    <style:style style:name="T6" style:family="text">
      <style:text-properties officeooo:rsid="004288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afik2" text:anchor-type="paragraph" svg:x="14.725cm" svg:y="0.023cm" svg:width="2.619cm" svg:height="3.18cm" draw:z-index="0"><draw:image xlink:href="../../../data/Intern/Dokumentvorlagen/kivitendo/LinuxPinguin.jpg" xlink:type="simple" xlink:show="embed" xlink:actuate="onLoad"/></draw:frame>Linux und andere Pinguine AG</text:p>
      <text:p text:style-name="P28">Arktisstr. 1</text:p>
      <text:p text:style-name="P28">9999 <text:s/>Irgendwo<text:line-break/>Telefon: <text:s/>099 999 99 99</text:p>
      <text:p text:style-name="P2"/>
      <text:p text:style-name="P23">Mahnung</text:p>
      <text:p text:style-name="P2"/>
      <text:p text:style-name="P34"><text:span text:style-name="T1">ID</text:span>: <text:s/><text:span text:style-name="T1">&lt;%dunning_id%&gt;</text:span><text:tab/><text:span text:style-name="T1">Datum</text:span>: <text:span text:style-name="T1">&lt;%dunning_date%&gt;</text:span></text:p>
      <text:p text:style-name="P37"/>
      <text:p text:style-name="P38">Rechnungsadresse</text:p>
      <text:p text:style-name="P20">&lt;%name%&gt;</text:p>
      <text:p text:style-name="P21">&lt;%if department_1%&gt;&lt;%department_1%&gt;</text:p>
      <text:p text:style-name="P21">&lt;%end%&gt;&lt;%if contact%&gt;&lt;%contact%&gt;</text:p>
      <text:p text:style-name="P21">&lt;%end%&gt;&lt;%street%&gt;</text:p>
      <text:p text:style-name="P22">&lt;%if country%&gt;&lt;%country%&gt; - &lt;%end%&gt;&lt;%zipcode%&gt; &lt;%city%&gt;</text:p>
      <text:p text:style-name="P33"/>
      <text:p text:style-name="P35"><text:span text:style-name="T1">Kunden</text:span>nummer: <text:span text:style-name="T1">&lt;%customernumber%&gt;</text:span></text:p>
      <text:p text:style-name="P36">&lt;%if cp_name%&gt;AnsprechpartnerIn: &lt;%cp_givenname%&gt; &lt;%cp_name%&gt;</text:p>
      <text:p text:style-name="P36">&lt;%end%&gt;</text:p>
      <text:p text:style-name="P36"/>
      <text:p text:style-name="P4">Guten Tag</text:p>
      <text:p text:style-name="P4"/>
      <text:p text:style-name="P6"><text:span text:style-name="T5">Trotz unserer Zahlungserinnerung </text:span>haben wir für folgende Rechnung noch keine Zahlung erhalten<text:span text:style-name="T5">.</text:span>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header-rows>
          <table:table-row>
            <table:table-cell table:style-name="Tabelle1.A1" office:value-type="string">
              <text:p text:style-name="P16"><text:span text:style-name="T1">Rechnungs</text:span>-Nr</text:p>
            </table:table-cell>
            <table:table-cell table:style-name="Tabelle1.A1" office:value-type="string">
              <text:p text:style-name="P14">Rechnungsdatum</text:p>
            </table:table-cell>
            <table:table-cell table:style-name="Tabelle1.A1" office:value-type="string">
              <text:p text:style-name="P15">Fälligkeitsdatum</text:p>
            </table:table-cell>
            <table:table-cell table:style-name="Tabelle1.A1" office:value-type="string">
              <text:p text:style-name="P15">Rechnungsbetrag</text:p>
            </table:table-cell>
            <table:table-cell table:style-name="Tabelle1.A1" office:value-type="string">
              <text:p text:style-name="P18">offener Betrag</text:p>
            </table:table-cell>
            <table:table-cell table:style-name="Tabelle1.A1" office:value-type="string">
              <text:p text:style-name="P18">Gebühr<text:span text:style-name="T6">en</text:span></text:p>
            </table:table-cell>
            <table:table-cell table:style-name="Tabelle1.A1" office:value-type="string">
              <text:p text:style-name="P19">Zinsen</text:p>
            </table:table-cell>
            <table:table-cell table:style-name="Tabelle1.A1" office:value-type="string">
              <text:p text:style-name="P17"/>
            </table:table-cell>
            <table:table-cell table:style-name="Tabelle1.I1" office:value-type="string">
              <text:p text:style-name="P18">Total</text:p>
            </table:table-cell>
          </table:table-row>
        </table:table-header-rows>
        <table:table-row>
          <table:table-cell table:style-name="Tabelle1.A2" office:value-type="string">
            <text:p text:style-name="P7">&lt;%foreach dn_invnumber%&gt;&lt;%dn_invnumber%&gt;</text:p>
          </table:table-cell>
          <table:table-cell table:style-name="Tabelle1.B2" office:value-type="string">
            <text:p text:style-name="P12">&lt;%dn_transdate%&gt;</text:p>
          </table:table-cell>
          <table:table-cell table:style-name="Tabelle1.C2" office:value-type="string">
            <text:p text:style-name="P8">&lt;%dn_duedate%&gt;</text:p>
          </table:table-cell>
          <table:table-cell table:style-name="Tabelle1.D2" office:value-type="string">
            <text:p text:style-name="P8">&lt;%dn_netamount%&gt;</text:p>
          </table:table-cell>
          <table:table-cell table:style-name="Tabelle1.E2" office:value-type="string">
            <text:p text:style-name="P11">&lt;%dn_open_amount%&gt;</text:p>
          </table:table-cell>
          <table:table-cell table:style-name="Tabelle1.F2" office:value-type="string">
            <text:p text:style-name="P11">&lt;%dn_fee%&gt;</text:p>
          </table:table-cell>
          <table:table-cell table:style-name="Tabelle1.G2" office:value-type="string">
            <text:p text:style-name="P11">&lt;%dn_interest%&gt;</text:p>
          </table:table-cell>
          <table:table-cell table:style-name="Tabelle1.H2" office:value-type="string">
            <text:p text:style-name="P10">CHF</text:p>
          </table:table-cell>
          <table:table-cell table:style-name="Tabelle1.I2" office:value-type="string">
            <text:p text:style-name="P9">&lt;%dn_linetotal%&gt;&lt;%end dn_invnumber%&gt;</text:p>
          </table:table-cell>
        </table:table-row>
      </table:table>
      <text:p text:style-name="P27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9">Zu bezahlender Betrag:</text:p>
          </table:table-cell>
          <table:table-cell table:style-name="Tabelle2.A1" office:value-type="string">
            <text:p text:style-name="P13">CHF</text:p>
          </table:table-cell>
          <table:table-cell table:style-name="Tabelle2.C1" office:value-type="string">
            <text:p text:style-name="P30">&lt;%total_amount%&gt;</text:p>
          </table:table-cell>
        </table:table-row>
      </table:table>
      <text:p text:style-name="P32"/>
      <text:p text:style-name="P5">Bitte begleichen Sie diese Forderung<text:span text:style-name="T5"> inklusive Gebühren und Zinsen</text:span> bis zum<text:span text:style-name="T3"> &lt;%dunning_duedate%&gt;</text:span></text:p>
      <text:p text:style-name="P5"/>
      <text:p text:style-name="P5">Zahlungseingänge sind berücksichtigt bis zum<text:span text:style-name="T3"> &lt;%dunning_date%&gt;</text:span></text:p>
      <text:p text:style-name="P5"/>
      <text:p text:style-name="P3">Sollten Sie zwischenzeitlich bezahlt haben, betrachten Sie diese <text:span text:style-name="T4">Mahnung</text:span> bitte als gegenstandslos.</text:p>
      <text:p text:style-name="P31"/>
      <text:p text:style-name="P26"><text:tab/><text:span text:style-name="T2">Mit freundlichen Grüssen</text:span></text:p>
      <text:p text:style-name="P24"/>
      <text:p text:style-name="P25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meta:creation-date>2017-04-10T00:30:25.885093245</meta:creation-date>
    <dc:language>de-DE</dc:language>
    <meta:editing-cycles>20</meta:editing-cycles>
    <meta:editing-duration>PT22H58M24S</meta:editing-duration>
    <dc:date>2017-04-11T09:16:28.685561044</dc:date>
    <meta:document-statistic meta:table-count="2" meta:image-count="1" meta:object-count="0" meta:page-count="1" meta:paragraph-count="42" meta:word-count="115" meta:character-count="1144" meta:non-whitespace-character-count="1057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